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Tahoma, Verdan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c2d2e" style:font-name="Arial1" fo:font-size="11.25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c2d2e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language="en" fo:country="US"/>
    </style:style>
    <style:style style:name="T3" style:family="text">
      <style:text-properties style:font-name="Arial"/>
    </style:style>
    <style:style style:name="T4" style:family="text">
      <style:text-properties style:font-name="Arial" fo:font-weight="bold"/>
    </style:style>
    <style:style style:name="T5" style:family="text">
      <style:text-properties style:font-name="Arial" fo:language="en" fo:country="US" fo:font-weight="normal" style:font-weight-asian="normal" style:font-weight-complex="normal"/>
    </style:style>
    <style:style style:name="T6" style:family="text">
      <style:text-properties style:font-name="Arial" fo:language="ru" fo:country="RU" fo:font-weight="normal" style:font-weight-asian="normal" style:font-weight-complex="normal"/>
    </style:style>
    <style:style style:name="T7" style:family="text">
      <style:text-properties style:font-name="Arial" fo:font-weight="normal" style:font-weight-asian="normal" style:font-weight-complex="normal"/>
    </style:style>
    <style:style style:name="T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"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style:font-name="Arial" fo:font-size="12pt" fo:language="ru" fo:country="RU" fo:font-weight="normal" style:font-size-asian="12pt" style:font-weight-asian="normal" style:font-size-complex="12pt" style:font-weight-complex="normal"/>
    </style:style>
    <style:style style:name="T11" style:family="text">
      <style:text-properties style:font-name="Arial" fo:font-size="12pt" fo:font-weight="bold" style:font-size-asian="12pt" style:font-size-complex="12pt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trong_20_Emphasis"><text:span text:style-name="T8">Для бекенда приложения был использован стек C</text:span></text:span><text:span text:style-name="Strong_20_Emphasis"><text:span text:style-name="T9">olyseus </text:span></text:span><text:span text:style-name="Strong_20_Emphasis"><text:span text:style-name="T10">и </text:span></text:span><text:span text:style-name="Strong_20_Emphasis"><text:span text:style-name="T9">Typescript. </text:span></text:span><text:span text:style-name="Strong_20_Emphasis"><text:span text:style-name="T10">Рассмотрим его плюсы и минусы.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0">Псюсы:<text:tab/></text:span></text:span></text:p>
      <text:p text:style-name="P1"><text:span text:style-name="Strong_20_Emphasis"><text:span text:style-name="T10"/></text:span></text:p>
      <text:p text:style-name="P1"><text:span text:style-name="Strong_20_Emphasis"><text:span text:style-name="T11">WebSocket. </text:span></text:span><text:span text:style-name="T12">С помощью WebSocket наш бэкенд может быстро обмениваться данными в реальном времени, что отлично подходит для многопользовательских игр и веб-приложений.</text:span></text:p>
      <text:p text:style-name="P1"><text:span text:style-name="Strong_20_Emphasis"><text:span text:style-name="T11">Масштабируемость.</text:span></text:span><text:span text:style-name="T12"> Colyseus дает нам простые способы расширения серверной части. Это означает, что мы можем обслуживать много пользователей, не перегружая сервер.</text:span></text:p>
      <text:p text:style-name="P1"><text:span text:style-name="Strong_20_Emphasis"><text:span text:style-name="T11">Управление состоянием.</text:span></text:span><text:span text:style-name="T12"> С помощью Colyseus мы можем легко следить за состоянием игры на сервере. Это означает, что данные между игроками всегда согласованы, и игра работает как часы.</text:span></text:p>
      <text:p text:style-name="P1"><text:span text:style-name="Strong_20_Emphasis"><text:span text:style-name="T11">TypeScript.</text:span></text:span><text:span text:style-name="T12"> Мы используем TypeScript на сервере, чтобы сделать наш код более надежным и упростить поиск ошибок.</text:span></text:p>
      <text:p text:style-name="P2"/>
      <text:p text:style-name="P2">Минусы:</text:p>
      <text:p text:style-name="P2"/>
      <text:p text:style-name="P1"><text:span text:style-name="Strong_20_Emphasis"><text:span text:style-name="T11">Изучение</text:span></text:span><text:span text:style-name="T12">: Так как наша команда является начинающей в разработке веб-приложений и, в частности, бэкенда для веб-приложений, для тщательного анализа и дальнейшей разработки кода придется потратить время, чтобы разобраться с Colyseus.</text:span></text:p>
      <text:p text:style-name="P1"><text:span text:style-name="Strong_20_Emphasis"><text:span text:style-name="T11">Ограничения</text:span></text:span><text:span text:style-name="T12">: WebSocket подходит не для всех проектов. Но так как нам нужна мгновенная передача данных, то использование WebSocket не является избыточным.</text:span></text:p>
      <text:p text:style-name="P1"><text:span text:style-name="Strong_20_Emphasis"><text:span text:style-name="T11">Сообщество</text:span></text:span><text:span text:style-name="T12">: У Colyseus меньше пользователей и меньше готовых библиотек и ресурсов по сравнению с некоторыми другими фреймворками, поэтому поддержка и дополнительные ресурсы ограничены в количестве.</text:span></text:p>
      <text:p text:style-name="P2"/>
      <text:p text:style-name="P2">В целом, бэкенд на Colyseus подходит для проектов, где важна реактивность и масштабируемость, в частности, для <text:span text:style-name="T2">SkyOffice, </text:span>но его изучение может потребовать времени, и он не всегда подходит для всех видов проектов. 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Tahoma, Verdana, sans-serif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ртемий Мельников</meta:initial-creator>
    <meta:creation-date>2023-10-02T10:35:35.65</meta:creation-date>
    <dc:date>2023-10-02T11:36:38.17</dc:date>
    <dc:creator>Артемий Мельников</dc:creator>
    <meta:editing-duration>PT7M42S</meta:editing-duration>
    <meta:editing-cycles>2</meta:editing-cycles>
    <meta:generator>OpenOffice/4.1.11$Win32 OpenOffice.org_project/4111m1$Build-9808</meta:generator>
    <meta:document-statistic meta:table-count="0" meta:image-count="0" meta:object-count="0" meta:page-count="1" meta:paragraph-count="11" meta:word-count="208" meta:character-count="1523"/>
  </office:meta>
</office:document-meta>
</file>